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in" style:writing-mode="lr-tb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1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19">
      <style:text-properties fo:font-size="10pt" style:font-size-asian="10pt" style:font-size-complex="10pt"/>
    </style:style>
    <style:style style:name="ce10" style:family="table-cell" style:parent-style-name="Default" style:data-style-name="N119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1">
      <style:text-properties fo:font-size="10pt" style:font-size-asian="10pt" style:font-size-complex="10pt"/>
    </style:style>
    <style:style style:name="ce1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גליון1" table:style-name="ta1" table:print="false">
        <table:table-column table:style-name="co1" table:number-columns-repeated="3" table:default-cell-style-name="ce5"/>
        <table:table-column table:style-name="co1" table:default-cell-style-name="ce11"/>
        <table:table-column table:style-name="co2" table:number-columns-repeated="1019" table:default-cell-style-name="ce5"/>
        <table:table-row table:style-name="ro1">
          <table:table-cell table:style-name="ce1" table:number-columns-repeated="3"/>
          <table:table-cell table:style-name="ce7"/>
          <table:table-cell table:style-name="ce1" table:number-columns-repeated="1019"/>
        </table:table-row>
        <table:table-row table:style-name="ro1">
          <table:table-cell table:style-name="ce1" table:number-columns-repeated="3"/>
          <table:table-cell table:style-name="ce7"/>
          <table:table-cell table:style-name="ce1">
            <draw:frame table:end-cell-address="גליון1.J26" table:end-x="0.4118in" table:end-y="0.0724in" draw:z-index="0" draw:style-name="gr1" svg:width="4.6417in" svg:height="4.4059in" svg:x="0.2154in" svg:y="0.0197in">
              <draw:object draw:notify-on-update-of-ranges="גליון1.A4:גליון1.A15 גליון1.B3:גליון1.B3 גליון1.B4:גליון1.B15 גליון1.C3:גליון1.C3 גליון1.C4:גליון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8"/>
        </table:table-row>
        <table:table-row table:style-name="ro2">
          <table:table-cell table:style-name="ce2" office:value-type="string">
            <text:p>חודש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2014">
            <text:p>2014</text:p>
          </table:table-cell>
          <table:table-cell table:style-name="ce8" office:value-type="string">
            <text:p>Change</text:p>
          </table:table-cell>
          <table:table-cell table:style-name="ce1" table:number-columns-repeated="1019"/>
        </table:table-row>
        <table:table-row table:style-name="ro3">
          <table:table-cell table:style-name="ce3" office:value-type="string">
            <text:p>ינואר 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style-name="ce9" table:formula="of:=ROUND([.C4]/[.B4]-1;2)" office:value-type="percentage" office:value="0.2">
            <text:p>20.0%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פברואר 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style-name="ce9" table:formula="of:=ROUND([.C5]/[.B5]-1;2)" office:value-type="percentage" office:value="0.19">
            <text:p>19.0%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מרץ 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9" table:formula="of:=ROUND([.C6]/[.B6]-1;2)" office:value-type="percentage" office:value="0.18">
            <text:p>18.0%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אפריל 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style-name="ce9" table:formula="of:=ROUND([.C7]/[.B7]-1;2)" office:value-type="percentage" office:value="0.17">
            <text:p>17.0%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מאי 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style-name="ce9" table:formula="of:=ROUND([.C8]/[.B8]-1;2)" office:value-type="percentage" office:value="0.17">
            <text:p>17.0%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יוני 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style-name="ce9" table:formula="of:=ROUND([.C9]/[.B9]-1;2)" office:value-type="percentage" office:value="0.16">
            <text:p>16.0%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יולי 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9" table:formula="of:=ROUND([.C10]/[.B10]-1;2)" office:value-type="percentage" office:value="0.15">
            <text:p>15.0%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אוגוסט 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style-name="ce9" table:formula="of:=ROUND([.C11]/[.B11]-1;2)" office:value-type="percentage" office:value="0.15">
            <text:p>15.0%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ספטמבר 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9" table:formula="of:=ROUND([.C12]/[.B12]-1;2)" office:value-type="percentage" office:value="0.14">
            <text:p>14.0%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אוקטובר 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style-name="ce9" table:formula="of:=ROUND([.C13]/[.B13]-1;2)" office:value-type="percentage" office:value="0.14">
            <text:p>14.0%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נובמבר 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9" table:formula="of:=ROUND([.C14]/[.B14]-1;2)" office:value-type="percentage" office:value="0.13">
            <text:p>13.0%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דצמבר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style-name="ce9" table:formula="of:=ROUND([.C15]/[.B15]-1;2)" office:value-type="percentage" office:value="0.13">
            <text:p>13.0%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6" table:formula="of:=SUM([.B4:.B15])" office:value-type="float" office:value="306">
            <text:p>306</text:p>
          </table:table-cell>
          <table:table-cell table:style-name="ce6" table:formula="of:=SUM([.C4:.C15])" office:value-type="float" office:value="354">
            <text:p>354</text:p>
          </table:table-cell>
          <table:table-cell table:style-name="ce10" table:formula="of:=ROUND([.C16]/[.B16]-1;2)" office:value-type="percentage" office:value="0.16">
            <text:p>16.0%</text:p>
          </table:table-cell>
          <table:table-cell table:style-name="ce12" table:number-columns-repeated="1019"/>
        </table:table-row>
        <table:table-row table:style-name="ro2" table:number-rows-repeated="104855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גליון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גליון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percentage-style style:name="N119">
      <number:number number:decimal-places="1" number:min-integer-digits="1"/>
      <number:text>%</number:text>
    </number:percentage-style>
    <number:currency-style style:name="N12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7/07/2014</text:date>, <text:time>16:0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5:41</meta:creation-date>
    <dc:date>2014-07-07T16:09:36</dc:date>
    <meta:editing-duration>PT01H29M12S</meta:editing-duration>
    <meta:editing-cycles>18</meta:editing-cycles>
    <meta:generator>NeoOffice/2014$Unix OpenOffice.org_project/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791cm" svg:height="11.192cm" chart:class="chart:bar" chart:style-name="ch1">
        <chart:legend chart:legend-position="end" svg:x="10.279cm" svg:y="5.101cm" chart:style-name="ch2"/>
        <chart:plot-area chart:style-name="ch3" table:cell-range-address="גליון1.A3:גליון1.C15" chart:data-source-has-labels="both" svg:x="0.269cm" svg:y="0.223cm" svg:width="9.776cm" svg:height="10.501cm">
          <chart:axis chart:dimension="x" chart:name="primary-x" chart:style-name="ch4">
            <chart:title svg:x="5.066cm" svg:y="10.375cm" chart:style-name="ch5">
              <text:p>חודש</text:p>
            </chart:title>
            <chart:categories table:cell-range-address="גליון1.A4:גליון1.A15"/>
          </chart:axis>
          <chart:axis chart:dimension="y" chart:name="primary-y" chart:style-name="ch6">
            <chart:title svg:x="0.236cm" svg:y="5.584cm" chart:style-name="ch7">
              <text:p>Sales</text:p>
            </chart:title>
            <chart:grid chart:style-name="ch8" chart:class="major"/>
          </chart:axis>
          <chart:series chart:style-name="ch9" chart:values-cell-range-address="גליון1.B4:גליון1.B15" chart:label-cell-address="גליון1.B3:גליון1.B3" chart:class="chart:bar">
            <chart:data-point chart:repeated="12"/>
          </chart:series>
          <chart:series chart:style-name="ch10" chart:values-cell-range-address="גליון1.C4:גליון1.C15" chart:label-cell-address="גליון1.C3:גליון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גליון1.B3:גליון1.B3">2013</text:p>
              </table:table-cell>
              <table:table-cell office:value-type="string">
                <text:p text:id="גליון1.C3:גליון1.C3">2014</text:p>
              </table:table-cell>
            </table:table-row>
          </table:table-header-rows>
          <table:table-rows>
            <table:table-row>
              <table:table-cell office:value-type="string">
                <text:p text:id="גליון1.A4:גליון1.A15">ינואר </text:p>
              </table:table-cell>
              <table:table-cell office:value-type="float" office:value="20">
                <text:p text:id="גליון1.B4:גליון1.B15">20</text:p>
              </table:table-cell>
              <table:table-cell office:value-type="float" office:value="24">
                <text:p text:id="גליון1.C4:גליון1.C15">24</text:p>
              </table:table-cell>
            </table:table-row>
            <table:table-row>
              <table:table-cell office:value-type="string">
                <text:p>פברואר 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מרץ 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אפריל 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מאי 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יוני 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יולי 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אוגוסט 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ספטמבר 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אוקטובר 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נובמבר 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דצמבר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2014$Unix OpenOffice.org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